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90000017BDC548B8AE71655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stroke="dash" draw:stroke-dash="Fine_20_Dashed" svg:stroke-width="0.07cm" svg:stroke-color="#80808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7.322cm" svg:x="0.001cm" svg:y="7.6cm">
          <draw:image xlink:href="Pictures/10000201000005A90000017BDC548B8AE71655B7.png" xlink:type="simple" xlink:show="embed" xlink:actuate="onLoad">
            <text:p/>
          </draw:image>
        </draw:frame>
        <draw:frame draw:style-name="gr2" draw:text-style-name="P3" draw:layer="layout" svg:width="4.4cm" svg:height="0.962cm" svg:x="2.401cm" svg:y="13.8cm">
          <draw:text-box>
            <text:p>Colonnes : </text:p>
          </draw:text-box>
        </draw:frame>
        <draw:frame draw:style-name="gr3" draw:text-style-name="P3" draw:layer="layout" svg:width="3.399cm" svg:height="0.962cm" svg:x="7.201cm" svg:y="13.8cm">
          <draw:text-box>
            <text:p><text:s text:c="2"/>Oeuvre1</text:p>
          </draw:text-box>
        </draw:frame>
        <draw:frame draw:style-name="gr3" draw:text-style-name="P3" draw:layer="layout" svg:width="3cm" svg:height="0.962cm" svg:x="11.201cm" svg:y="13.8cm">
          <draw:text-box>
            <text:p><text:s text:c="3"/>Titre3</text:p>
          </draw:text-box>
        </draw:frame>
        <draw:line draw:style-name="gr4" draw:text-style-name="P4" draw:layer="layout" svg:x1="7.4cm" svg:y1="13.962cm" svg:x2="7.4cm" svg:y2="14.762cm">
          <text:p/>
        </draw:line>
        <draw:line draw:style-name="gr4" draw:text-style-name="P4" draw:layer="layout" svg:x1="7.6cm" svg:y1="13.962cm" svg:x2="7.6cm" svg:y2="14.762cm">
          <text:p/>
        </draw:line>
        <draw:line draw:style-name="gr4" draw:text-style-name="P4" draw:layer="layout" svg:x1="11.4cm" svg:y1="13.962cm" svg:x2="11.4cm" svg:y2="14.762cm">
          <text:p/>
        </draw:line>
        <draw:line draw:style-name="gr4" draw:text-style-name="P4" draw:layer="layout" svg:x1="11.6cm" svg:y1="13.962cm" svg:x2="11.6cm" svg:y2="14.76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4:10:35.157440104</meta:creation-date>
    <dc:date>2020-03-09T14:15:36.961691966</dc:date>
    <meta:editing-duration>PT5M2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